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/>
  </office:font-face-decls>
  <office:automatic-styles>
    <style:style style:name="co1" style:family="table-column">
      <style:table-column-properties fo:break-before="auto" style:column-width="3.2126in"/>
    </style:style>
    <style:style style:name="co2" style:family="table-column">
      <style:table-column-properties fo:break-before="auto" style:column-width="0.9744in"/>
    </style:style>
    <style:style style:name="co3" style:family="table-column">
      <style:table-column-properties fo:break-before="auto" style:column-width="1.954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3131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3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3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Electronics</text:p>
          </table:table-cell>
          <table:table-cell table:style-name="ce4" office:value-type="string" calcext:value-type="string">
            <text:p>Qty</text:p>
          </table:table-cell>
          <table:table-cell table:style-name="ce4" office:value-type="string" calcext:value-type="string">
            <text:p>Link</text:p>
          </table:table-cell>
          <table:table-cell table:style-name="ce7" office:value-type="string" calcext:value-type="string">
            <text:p>Approx Price May 1, 2024</text:p>
          </table:table-cell>
          <table:table-cell table:style-name="ce4" office:value-type="string" calcext:value-type="string">
            <text:p>Alt link</text:p>
          </table:table-cell>
          <table:table-cell table:style-name="ce4" office:value-type="string" calcext:value-type="string">
            <text:p>Alt link #2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2" office:value-type="string" calcext:value-type="string">
            <text:p>Rpi 3, 4, 5, or Zero</text:p>
          </table:table-cell>
          <table:table-cell table:style-name="ce5" office:value-type="float" office:value="1" calcext:value-type="float">
            <text:p>1</text:p>
          </table:table-cell>
          <table:table-cell table:style-name="ce4"/>
          <table:table-cell table:style-name="ce8" office:value-type="float" office:value="75" calcext:value-type="float">
            <text:p>$75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2" office:value-type="string" calcext:value-type="string">
            <text:p>Arduino mega 2560</text:p>
          </table:table-cell>
          <table:table-cell table:style-name="ce5" office:value-type="float" office:value="1" calcext:value-type="float">
            <text:p>1</text:p>
          </table:table-cell>
          <table:table-cell table:style-name="ce4"/>
          <table:table-cell table:style-name="ce8" office:value-type="float" office:value="22" calcext:value-type="float">
            <text:p>$22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3" office:value-type="string" calcext:value-type="string">
            <text:p>6 axis CNC shield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tindie.com/products/eccentricwkshp/grblduino-mega-shield-grbl-11-arduino-cnc-shield/" xlink:type="simple">https://www.tindie.com/products/eccentricwkshp/grblduino-mega-shield-grbl-11-arduino-cnc-shield/</text:a></text:p>
          </table:table-cell>
          <table:table-cell table:style-name="ce8" office:value-type="float" office:value="46" calcext:value-type="float">
            <text:p>$46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3" office:value-type="string" calcext:value-type="string">
            <text:p>Stepper drivers (TMC2208 for quiet motor operation)</text:p>
          </table:table-cell>
          <table:table-cell table:style-name="ce5" office:value-type="float" office:value="6" calcext:value-type="float">
            <text:p>6</text:p>
          </table:table-cell>
          <table:table-cell table:style-name="ce6" office:value-type="string" calcext:value-type="string">
            <text:p><text:a xlink:href="https://www.amazon.com/gp/product/B08DFW14YB/ref=as_li_tl?ie=UTF8&amp;tag=diw00a-20&amp;camp=1789&amp;creative=9325&amp;linkCode=as2&amp;creativeASIN=B08DFW14YB&amp;linkId=b163588ba8ca67965e2d1db0c0a839e7" xlink:type="simple">https://www.amazon.com/gp/product/B08DFW14YB/ref=as_li_tl?ie=UTF8&amp;tag=diw00a-20&amp;camp=1789&amp;creative=9325&amp;linkCode=as2&amp;creativeASIN=B08DFW14YB&amp;linkId=b163588ba8ca67965e2d1db0c0a839e7</text:a></text:p>
          </table:table-cell>
          <table:table-cell table:style-name="ce8" office:value-type="float" office:value="22" calcext:value-type="float">
            <text:p>$22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3" office:value-type="string" calcext:value-type="string">
            <text:p>DC-DC buck convertor 5V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gp/product/B01HXU1C6U/ref=as_li_tl?ie=UTF8&amp;tag=diw00a-20&amp;camp=1789&amp;creative=9325&amp;linkCode=as2&amp;creativeASIN=B01HXU1C6U&amp;linkId=48523719f299500fcb95b9db75e1636e" xlink:type="simple">https://www.amazon.com/gp/product/B01HXU1C6U/ref=as_li_tl?ie=UTF8&amp;tag=diw00a-20&amp;camp=1789&amp;creative=9325&amp;linkCode=as2&amp;creativeASIN=B01HXU1C6U&amp;linkId=48523719f299500fcb95b9db75e1636e</text:a></text:p>
          </table:table-cell>
          <table:table-cell table:style-name="ce8" office:value-type="float" office:value="10" calcext:value-type="float">
            <text:p>$10.00</text:p>
          </table:table-cell>
          <table:table-cell table:style-name="ce4"/>
          <table:table-cell table:style-name="ce6" office:value-type="string" calcext:value-type="string">
            <text:p><text:a xlink:href="https://www.aliexpress.us/item/3256806264701977.html?spm=a2g0o.productlist.main.9.9205602cm5BCI4&amp;algo_pvid=47638037-7c69-4ffa-b048-296e73d12e8d&amp;algo_exp_id=47638037-7c69-4ffa-b048-296e73d12e8d-4&amp;pdp_npi=4%40dis%21USD%213.47%212.36%21%21%213.47%212.36%21%402101e80f17145982928707986eb05b%2112000037220402238%21sea%21US%21874039844%21&amp;curPageLogUid=EYiMftkVQBxn&amp;utparam-url=scene%3Asearch%7Cquery_from%3A" xlink:type="simple">https://www.aliexpress.us/item/3256806264701977.html?spm=a2g0o.productlist.main.9.9205602cm5BCI4&amp;algo_pvid=47638037-7c69-4ffa-b048-296e73d12e8d&amp;algo_exp_id=47638037-7c69-4ffa-b048-296e73d12e8d-4&amp;pdp_npi=4%40dis%21USD%213.47%212.36%21%21%213.47%212.36%21%402101e80f17145982928707986eb05b%2112000037220402238%21sea%21US%21874039844%21&amp;curPageLogUid=EYiMftkVQBxn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LED volt gauge (OPTIONAL)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NOYITO-Ultra-small-Digital-Voltmeter-Battery/dp/B07GMDGXFV?crid=2VQ8ZXL3OAMT0&amp;keywords=led+voltmeter&amp;qid=1660338725&amp;refinements=p_85:2470955011&amp;rnid=2470954011&amp;rps=1&amp;s=hi&amp;sprefix=lcd+volt,tools,111&amp;sr=1-2&amp;linkCode=sl1&amp;tag=diw00a-20&amp;linkId=872fd42ff07acac41d9fa5be242fb360&amp;language=en_US&amp;ref_=as_li_ss_tl" xlink:type="simple">https://www.amazon.com/NOYITO-Ultra-small-Digital-Voltmeter-Battery/dp/B07GMDGXFV?crid=2VQ8ZXL3OAMT0&amp;keywords=led+voltmeter&amp;qid=1660338725&amp;refinements=p_85:2470955011&amp;rnid=2470954011&amp;rps=1&amp;s=hi&amp;sprefix=lcd+volt,tools,111&amp;sr=1-2&amp;linkCode=sl1&amp;tag=diw00a-20&amp;linkId=872fd42ff07acac41d9fa5be242fb360&amp;language=en_US&amp;ref_=as_li_ss_tl</text:a></text:p>
          </table:table-cell>
          <table:table-cell table:style-name="ce8" office:value-type="float" office:value="7" calcext:value-type="float">
            <text:p>$7.00</text:p>
          </table:table-cell>
          <table:table-cell table:style-name="ce4"/>
          <table:table-cell table:style-name="ce6" office:value-type="string" calcext:value-type="string">
            <text:p><text:a xlink:href="https://www.aliexpress.us/item/3256806615976994.html?spm=a2g0o.productlist.main.11.471466e7dKyDGu&amp;algo_pvid=c7bc1e95-038d-4e98-803f-0d7e6050fedc&amp;algo_exp_id=c7bc1e95-038d-4e98-803f-0d7e6050fedc-5&amp;pdp_npi=4%40dis%21USD%211.78%211.23%21%21%211.78%211.23%21%402103242517145970796396473ea053%2112000038353142023%21sea%21US%21874039844%21&amp;curPageLogUid=tKIaYQnbI0De&amp;utparam-url=scene%3Asearch%7Cquery_from%3A" xlink:type="simple">https://www.aliexpress.us/item/3256806615976994.html?spm=a2g0o.productlist.main.11.471466e7dKyDGu&amp;algo_pvid=c7bc1e95-038d-4e98-803f-0d7e6050fedc&amp;algo_exp_id=c7bc1e95-038d-4e98-803f-0d7e6050fedc-5&amp;pdp_npi=4%40dis%21USD%211.78%211.23%21%21%211.78%211.23%21%402103242517145970796396473ea053%2112000038353142023%21sea%21US%21874039844%21&amp;curPageLogUid=tKIaYQnbI0De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Misc. rocker switches (OPTIONAL)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gp/product/B0817QGXL2/ref=as_li_tl?ie=UTF8&amp;tag=diw00a-20&amp;camp=1789&amp;creative=9325&amp;linkCode=as2&amp;creativeASIN=B0817QGXL2&amp;linkId=a6041024293f64676a7585b4df2343c2" xlink:type="simple">https://www.amazon.com/gp/product/B0817QGXL2/ref=as_li_tl?ie=UTF8&amp;tag=diw00a-20&amp;camp=1789&amp;creative=9325&amp;linkCode=as2&amp;creativeASIN=B0817QGXL2&amp;linkId=a6041024293f64676a7585b4df2343c2</text:a></text:p>
          </table:table-cell>
          <table:table-cell table:style-name="ce8" office:value-type="float" office:value="12" calcext:value-type="float">
            <text:p>$12.00</text:p>
          </table:table-cell>
          <table:table-cell table:style-name="ce6" office:value-type="string" calcext:value-type="string">
            <text:p><text:a xlink:href="https://www.amazon.com/ZUPAYIPA-Solder-Rocker-Switch-Toggle/dp/B01N2U8PK0/ref=sr_1_1?crid=1W8SOIOD3HKLU&amp;dib=eyJ2IjoiMSJ9.V0ly8mBrDm0lgCdUHaAaV0ou_kYUrz22n6I8InvES8Lygq4r9__mzd7AGch8k4NShdZj7Df2Ff_-eRywyhk2_kG_GQFrWMROC_yOqgi_KksL-GgMIn4urWvlXtKEw7SHbqT22tbeyKQ6v9CZ5HJwTDCLdAYYdzFgXfAkhoxfxlHKE9vPsW1G09y9oiJ3wjTsjbI9XuLWndCrf_ORxWODEXtcxIUUXzBTWbRbS1L91g86QO4WUx-cDS6GwxJAe272ZYMPqn6UOZQWBKvDEQXuJ62AnWDCVrNUHOtGWQ2vKTk.jbsEZE0gtjYvQER-m9LcE_JBxNAnSQsS9xV-zmbKjUo&amp;dib_tag=se&amp;keywords=AC+6A%2F250V+10A%2F125V+2+Solder+Lug+SPST+On%2FOff+Mini+Boat+Rocker+Switch&amp;qid=1714591988&amp;s=industrial&amp;sprefix=ac+6a%2F250v+10a%2F125v+2+solder+lug+spst+on%2Foff+mini+boat+rocker+switch%2Cindustrial%2C109&amp;sr=1-1" xlink:type="simple">https://www.amazon.com/ZUPAYIPA-Solder-Rocker-Switch-Toggle/dp/B01N2U8PK0/ref=sr_1_1?crid=1W8SOIOD3HKLU&amp;dib=eyJ2IjoiMSJ9.V0ly8mBrDm0lgCdUHaAaV0ou_kYUrz22n6I8InvES8Lygq4r9__mzd7AGch8k4NShdZj7Df2Ff_-eRywyhk2_kG_GQFrWMROC_yOqgi_KksL-GgMIn4urWvlXtKEw7SHbqT22tbeyKQ6v9CZ5HJwTDCLdAYYdzFgXfAkhoxfxlHKE9vPsW1G09y9oiJ3wjTsjbI9XuLWndCrf_ORxWODEXtcxIUUXzBTWbRbS1L91g86QO4WUx-cDS6GwxJAe272ZYMPqn6UOZQWBKvDEQXuJ62AnWDCVrNUHOtGWQ2vKTk.jbsEZE0gtjYvQER-m9LcE_JBxNAnSQsS9xV-zmbKjUo&amp;dib_tag=se&amp;keywords=AC+6A%2F250V+10A%2F125V+2+Solder+Lug+SPST+On%2FOff+Mini+Boat+Rocker+Switch&amp;qid=1714591988&amp;s=industrial&amp;sprefix=ac+6a%2F250v+10a%2F125v+2+solder+lug+spst+on%2Foff+mini+boat+rocker+switch%2Cindustrial%2C109&amp;sr=1-1</text:a></text:p>
          </table:table-cell>
          <table:table-cell table:style-name="ce6" office:value-type="string" calcext:value-type="string">
            <text:p><text:a xlink:href="https://www.aliexpress.us/item/2251832635348261.html?spm=a2g0o.productlist.main.79.3040cQhCcQhCDj&amp;algo_pvid=e184c916-8dee-49c5-8187-07758e2ea12d&amp;algo_exp_id=e184c916-8dee-49c5-8187-07758e2ea12d-39&amp;pdp_npi=4%40dis%21USD%211.73%211.73%21%21%211.73%211.73%21%40210318e817145972278874019e5111%2112000036032394931%21sea%21US%21874039844%21&amp;curPageLogUid=9K9CmZDrOqY4&amp;utparam-url=scene%3Asearch%7Cquery_from%3A" xlink:type="simple">https://www.aliexpress.us/item/2251832635348261.html?spm=a2g0o.productlist.main.79.3040cQhCcQhCDj&amp;algo_pvid=e184c916-8dee-49c5-8187-07758e2ea12d&amp;algo_exp_id=e184c916-8dee-49c5-8187-07758e2ea12d-39&amp;pdp_npi=4%40dis%21USD%211.73%211.73%21%21%211.73%211.73%21%40210318e817145972278874019e5111%2112000036032394931%21sea%21US%21874039844%21&amp;curPageLogUid=9K9CmZDrOqY4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Electrical slip rings (6 wire )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gp/product/B07H2SRMXP/ref=as_li_tl?ie=UTF8&amp;tag=diw00a-20&amp;camp=1789&amp;creative=9325&amp;linkCode=as2&amp;creativeASIN=B07H2SRMXP&amp;linkId=30fe8af0d46938469371e47121f21539" xlink:type="simple">https://www.amazon.com/gp/product/B07H2SRMXP/ref=as_li_tl?ie=UTF8&amp;tag=diw00a-20&amp;camp=1789&amp;creative=9325&amp;linkCode=as2&amp;creativeASIN=B07H2SRMXP&amp;linkId=30fe8af0d46938469371e47121f21539</text:a></text:p>
          </table:table-cell>
          <table:table-cell table:style-name="ce8" office:value-type="float" office:value="10" calcext:value-type="float">
            <text:p>$10.00</text:p>
          </table:table-cell>
          <table:table-cell table:style-name="ce4"/>
          <table:table-cell table:style-name="ce6" office:value-type="string" calcext:value-type="string">
            <text:p><text:a xlink:href="https://www.aliexpress.us/item/2251832636134806.html?spm=a2g0o.detail.0.0.560fAvMWAvMWtL&amp;mp=1&amp;gatewayAdapt=glo2usa" xlink:type="simple">https://www.aliexpress.us/item/2251832636134806.html?spm=a2g0o.detail.0.0.560fAvMWAvMWtL&amp;mp=1&amp;gatewayAdapt=glo2us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Electrical slip rings (12 wire )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SENRING-Slip-Ring-Electric-Transmission/dp/B07K68FS9P?crid=1FVEGR8W38PLR&amp;keywords=slip%2Bring%2B12%2B12.5&amp;qid=1660338959&amp;s=hi&amp;sprefix=slip%2Bring%2B12%2B12.5%2Ctools%2C111&amp;sr=1-2&amp;th=1&amp;linkCode=sl1&amp;tag=diw00a-20&amp;linkId=82a7fec74e8b0f0aa9e023cd5919baaf&amp;language=en_US&amp;ref_=as_li_ss_tl" xlink:type="simple">https://www.amazon.com/SENRING-Slip-Ring-Electric-Transmission/dp/B07K68FS9P?crid=1FVEGR8W38PLR&amp;keywords=slip%2Bring%2B12%2B12.5&amp;qid=1660338959&amp;s=hi&amp;sprefix=slip%2Bring%2B12%2B12.5%2Ctools%2C111&amp;sr=1-2&amp;th=1&amp;linkCode=sl1&amp;tag=diw00a-20&amp;linkId=82a7fec74e8b0f0aa9e023cd5919baaf&amp;language=en_US&amp;ref_=as_li_ss_tl</text:a></text:p>
          </table:table-cell>
          <table:table-cell table:style-name="ce8" office:value-type="float" office:value="21" calcext:value-type="float">
            <text:p>$21.00</text:p>
          </table:table-cell>
          <table:table-cell table:style-name="ce6" office:value-type="string" calcext:value-type="string">
            <text:p><text:a xlink:href="https://www.amazon.com/Taidacent-Conductive-Collector-Electrical-Commutator/dp/B07NW9PT4P/ref=sr_1_2?crid=3VU3JLNGHR8O6&amp;dib=eyJ2IjoiMSJ9.lPWk6amnRLJWDUzg6H-zaOLWJw5uANGZL_4m_veaQOPF6SHjtU6pnJeKZ8SqCgmz8DwO-UpesttiIL8Pb8y_Nz0GfwFHTkCY_Oqi_gIsNJFp2TV_xJJmBnFqofjoP8IlrH8rRz1uRr0iCo4unctzf_rs159y5mW6I86Ix9k6h_s_eFwJ7Er9iOzrrpmRvdBQxV0MfxPLXJ73ZcL6PAmASXUbHBGDHEX3f26AgE6uQww.Km0nsALBchoMiZpZnNS-7MpehwBqVYVv8uj88WbkIUI&amp;dib_tag=se&amp;keywords=slip+ring+12.5mm+12+wires+150+rpm+240v+dc&amp;qid=1714599045&amp;s=hi&amp;sprefix=slip+ring+12.5mm+12wires+150rpm+240vdc%2Ctools%2C103&amp;sr=1-2" xlink:type="simple">https://www.amazon.com/Taidacent-Conductive-Collector-Electrical-Commutator/dp/B07NW9PT4P/ref=sr_1_2?crid=3VU3JLNGHR8O6&amp;dib=eyJ2IjoiMSJ9.lPWk6amnRLJWDUzg6H-zaOLWJw5uANGZL_4m_veaQOPF6SHjtU6pnJeKZ8SqCgmz8DwO-UpesttiIL8Pb8y_Nz0GfwFHTkCY_Oqi_gIsNJFp2TV_xJJmBnFqofjoP8IlrH8rRz1uRr0iCo4unctzf_rs159y5mW6I86Ix9k6h_s_eFwJ7Er9iOzrrpmRvdBQxV0MfxPLXJ73ZcL6PAmASXUbHBGDHEX3f26AgE6uQww.Km0nsALBchoMiZpZnNS-7MpehwBqVYVv8uj88WbkIUI&amp;dib_tag=se&amp;keywords=slip+ring+12.5mm+12+wires+150+rpm+240v+dc&amp;qid=1714599045&amp;s=hi&amp;sprefix=slip+ring+12.5mm+12wires+150rpm+240vdc%2Ctools%2C103&amp;sr=1-2</text:a></text:p>
          </table:table-cell>
          <table:table-cell table:style-name="ce6" office:value-type="string" calcext:value-type="string">
            <text:p><text:a xlink:href="https://www.aliexpress.us/item/2251832636134806.html?spm=a2g0o.detail.0.0.53e72e06CnofDk&amp;mp=1&amp;gatewayAdapt=glo2usa" xlink:type="simple">https://www.aliexpress.us/item/2251832636134806.html?spm=a2g0o.detail.0.0.53e72e06CnofDk&amp;mp=1&amp;gatewayAdapt=glo2us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Electrical slip rings (24 wire )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gp/product/B07MXZK4BB/ref=as_li_tl?ie=UTF8&amp;tag=diw00a-20&amp;camp=1789&amp;creative=9325&amp;linkCode=as2&amp;creativeASIN=B07MXZK4BB&amp;linkId=b632ed11d8dba37e67fa70944dff671a" xlink:type="simple">https://www.amazon.com/gp/product/B07MXZK4BB/ref=as_li_tl?ie=UTF8&amp;tag=diw00a-20&amp;camp=1789&amp;creative=9325&amp;linkCode=as2&amp;creativeASIN=B07MXZK4BB&amp;linkId=b632ed11d8dba37e67fa70944dff671a</text:a></text:p>
          </table:table-cell>
          <table:table-cell table:style-name="ce8" office:value-type="float" office:value="25" calcext:value-type="float">
            <text:p>$25.00</text:p>
          </table:table-cell>
          <table:table-cell table:style-name="ce4"/>
          <table:table-cell table:style-name="ce6" office:value-type="string" calcext:value-type="string">
            <text:p><text:a xlink:href="https://www.aliexpress.us/item/2251832636134806.html?spm=a2g0o.detail.0.0.3998T5wwT5wwi3&amp;mp=1&amp;gatewayAdapt=glo2usa" xlink:type="simple">https://www.aliexpress.us/item/2251832636134806.html?spm=a2g0o.detail.0.0.3998T5wwT5wwi3&amp;mp=1&amp;gatewayAdapt=glo2us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NEMA 17 gearhead stepper motors QTY 2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<text:a xlink:href="https://www.amazon.com/Nema17-Planetary-Stepper-Reduction-Ratio1/dp/B0777KLSS9?crid=BXZAX7FXKTZW&amp;keywords=17+Stepper+5.18:1&amp;qid=1660339132&amp;s=hi&amp;sprefix=17+stepper+5.18+1,tools,106&amp;sr=1-4&amp;linkCode=sl1&amp;tag=diw00a-20&amp;linkId=8edb7c7cbaf4c0e0c9b284888bd0d1ea&amp;language=en_US&amp;ref_=as_li_ss_tl" xlink:type="simple">https://www.amazon.com/Nema17-Planetary-Stepper-Reduction-Ratio1/dp/B0777KLSS9?crid=BXZAX7FXKTZW&amp;keywords=17+Stepper+5.18:1&amp;qid=1660339132&amp;s=hi&amp;sprefix=17+stepper+5.18+1,tools,106&amp;sr=1-4&amp;linkCode=sl1&amp;tag=diw00a-20&amp;linkId=8edb7c7cbaf4c0e0c9b284888bd0d1ea&amp;language=en_US&amp;ref_=as_li_ss_tl</text:a></text:p>
          </table:table-cell>
          <table:table-cell table:style-name="ce8" office:value-type="float" office:value="80" calcext:value-type="float">
            <text:p>$80.00</text:p>
          </table:table-cell>
          <table:table-cell table:style-name="ce4"/>
          <table:table-cell table:style-name="ce6" office:value-type="string" calcext:value-type="string">
            <text:p><text:a xlink:href="https://www.aliexpress.us/item/3256804434852612.html?spm=a2g0o.productlist.main.3.77f05cd521dInY&amp;algo_pvid=8e285698-3fb0-4dd2-bcce-51afac2ab874&amp;algo_exp_id=8e285698-3fb0-4dd2-bcce-51afac2ab874-1&amp;pdp_npi=4%40dis%21USD%2128.08%2128.08%21%21%2128.08%2128.08%21%402103246417145975745734674e3665%2112000029863301023%21sea%21US%21874039844%21&amp;curPageLogUid=d9l25heTQWQu&amp;utparam-url=scene%3Asearch%7Cquery_from%3A" xlink:type="simple">https://www.aliexpress.us/item/3256804434852612.html?spm=a2g0o.productlist.main.3.77f05cd521dInY&amp;algo_pvid=8e285698-3fb0-4dd2-bcce-51afac2ab874&amp;algo_exp_id=8e285698-3fb0-4dd2-bcce-51afac2ab874-1&amp;pdp_npi=4%40dis%21USD%2128.08%2128.08%21%21%2128.08%2128.08%21%402103246417145975745734674e3665%2112000029863301023%21sea%21US%21874039844%21&amp;curPageLogUid=d9l25heTQWQu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NEMA 17 stepper motors QTY - 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gp/product/B00W96BBF6/ref=as_li_tl?ie=UTF8&amp;tag=diw00a-20&amp;camp=1789&amp;creative=9325&amp;linkCode=as2&amp;creativeASIN=B00W96BBF6&amp;linkId=de0835cae79ecae90a50b39e1f911c70" xlink:type="simple">https://www.amazon.com/gp/product/B00W96BBF6/ref=as_li_tl?ie=UTF8&amp;tag=diw00a-20&amp;camp=1789&amp;creative=9325&amp;linkCode=as2&amp;creativeASIN=B00W96BBF6&amp;linkId=de0835cae79ecae90a50b39e1f911c70</text:a></text:p>
          </table:table-cell>
          <table:table-cell table:style-name="ce8" office:value-type="float" office:value="20" calcext:value-type="float">
            <text:p>$20.00</text:p>
          </table:table-cell>
          <table:table-cell table:style-name="ce4"/>
          <table:table-cell table:style-name="ce6" office:value-type="string" calcext:value-type="string">
            <text:p><text:a xlink:href="https://www.aliexpress.us/item/2251832399713874.html?spm=a2g0o.productlist.main.1.4d2126a15usJWa&amp;algo_pvid=d1d2db1b-096e-4fa1-b633-11a33ccd5f9e&amp;algo_exp_id=d1d2db1b-096e-4fa1-b633-11a33ccd5f9e-0&amp;pdp_npi=4%40dis%21USD%2112.56%2112.56%21%21%2112.56%2112.56%21%402101ea7117145976410752366e8035%2165244183506%21sea%21US%21874039844%21&amp;curPageLogUid=TuI0RHLypVpE&amp;utparam-url=scene%3Asearch%7Cquery_from%3A" xlink:type="simple">https://www.aliexpress.us/item/2251832399713874.html?spm=a2g0o.productlist.main.1.4d2126a15usJWa&amp;algo_pvid=d1d2db1b-096e-4fa1-b633-11a33ccd5f9e&amp;algo_exp_id=d1d2db1b-096e-4fa1-b633-11a33ccd5f9e-0&amp;pdp_npi=4%40dis%21USD%2112.56%2112.56%21%21%2112.56%2112.56%21%402101ea7117145976410752366e8035%2165244183506%21sea%21US%21874039844%21&amp;curPageLogUid=TuI0RHLypVpE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NEMA 8 gearhead stepper motors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string" calcext:value-type="string">
            <text:p><text:a xlink:href="https://www.omc-stepperonline.com/nema-8-stepper-motor-bipolar-l-38mm-w-gear-ratio-90-1-planetary-gearbox-8hs15-0604s-pg90" xlink:type="simple">https://www.omc-stepperonline.com/nema-8-stepper-motor-bipolar-l-38mm-w-gear-ratio-90-1-planetary-gearbox-8hs15-0604s-pg90</text:a></text:p>
          </table:table-cell>
          <table:table-cell table:style-name="ce8" table:formula="of:=43*3" office:value-type="float" office:value="129" calcext:value-type="float">
            <text:p>$129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3" office:value-type="string" calcext:value-type="string">
            <text:p>3 cell lipo batteries (5000mh) - (OPTIONAL, any brand will work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<text:a xlink:href="https://www.amazon.com/Turnigy-5000mAh-Lipo-Pack-XT-90/dp/B0778RHV73?crid=2UBQEC8K7Q4QX&amp;keywords=turnigy+5000&amp;qid=1660339519&amp;sprefix=turnigy+5000,aps,125&amp;sr=8-3&amp;linkCode=sl1&amp;tag=diw00a-20&amp;linkId=c4436fd2416bbb5057d1bf0fc4329de5&amp;language=en_US&amp;ref_=as_li_ss_tl" xlink:type="simple">https://www.amazon.com/Turnigy-5000mAh-Lipo-Pack-XT-90/dp/B0778RHV73?crid=2UBQEC8K7Q4QX&amp;keywords=turnigy+5000&amp;qid=1660339519&amp;sprefix=turnigy+5000,aps,125&amp;sr=8-3&amp;linkCode=sl1&amp;tag=diw00a-20&amp;linkId=c4436fd2416bbb5057d1bf0fc4329de5&amp;language=en_US&amp;ref_=as_li_ss_tl</text:a></text:p>
          </table:table-cell>
          <table:table-cell table:style-name="ce8" office:value-type="float" office:value="37" calcext:value-type="float">
            <text:p>$37.00</text:p>
          </table:table-cell>
          <table:table-cell table:style-name="ce6" office:value-type="string" calcext:value-type="string">
            <text:p><text:a xlink:href="https://www.amazon.com/GOLDBAT-5000mAh-Battery-Connector-Truggy/dp/B08L7N3KXN/ref=sr_1_4?crid=15LSZJRMIEQCC&amp;dib=eyJ2IjoiMSJ9._k920PVCi9l7GSmX2PXwE7qD0R7PeUHfWypo20PSONxOePQkTapPm7uVghm2A_0wIzs5KOa4VDeqA_MWjiEH4G-OmCdNriSBCAnH4uRP6T0jwLnAoIL1wuDgBH3OZWtS4JiFpnM0Qw13pVeebjU053vv2G70FhCGKnybhH7r5xI3kTJGYWb9d0AXu15SIni5ZVdMQ-hYKRDTMR0rpko3SAA8LyiutYjkzt0on8S0wqweogQO4KtFMfEcWSeOadgFhoDuTcY6_VVzjcRKgLs8UYQD6XPFM3B1xChR33i76sc.6x0Itt-UKKMRMY6kvieaclq5pl7-yK6Qz34cVzBCJqY&amp;dib_tag=se&amp;keywords=5000mah%2Blipo%2B3s&amp;qid=1714598022&amp;sprefix=5000mah%2Blipo%2B3s%2Caps%2C113&amp;sr=8-4&amp;th=1" xlink:type="simple">https://www.amazon.com/GOLDBAT-5000mAh-Battery-Connector-Truggy/dp/B08L7N3KXN/ref=sr_1_4?crid=15LSZJRMIEQCC&amp;dib=eyJ2IjoiMSJ9._k920PVCi9l7GSmX2PXwE7qD0R7PeUHfWypo20PSONxOePQkTapPm7uVghm2A_0wIzs5KOa4VDeqA_MWjiEH4G-OmCdNriSBCAnH4uRP6T0jwLnAoIL1wuDgBH3OZWtS4JiFpnM0Qw13pVeebjU053vv2G70FhCGKnybhH7r5xI3kTJGYWb9d0AXu15SIni5ZVdMQ-hYKRDTMR0rpko3SAA8LyiutYjkzt0on8S0wqweogQO4KtFMfEcWSeOadgFhoDuTcY6_VVzjcRKgLs8UYQD6XPFM3B1xChR33i76sc.6x0Itt-UKKMRMY6kvieaclq5pl7-yK6Qz34cVzBCJqY&amp;dib_tag=se&amp;keywords=5000mah%2Blipo%2B3s&amp;qid=1714598022&amp;sprefix=5000mah%2Blipo%2B3s%2Caps%2C113&amp;sr=8-4&amp;th=1</text:a></text:p>
          </table:table-cell>
          <table:table-cell table:style-name="ce4" table:number-columns-repeated="22"/>
          <table:table-cell table:number-columns-repeated="997"/>
        </table:table-row>
        <table:table-row table:style-name="ro1">
          <table:table-cell table:style-name="ce4" office:value-type="string" calcext:value-type="string">
            <text:p>multicolor pushbuttons</text:p>
          </table:table-cell>
          <table:table-cell table:style-name="ce5" office:value-type="float" office:value="5" calcext:value-type="float">
            <text:p>5</text:p>
          </table:table-cell>
          <table:table-cell table:style-name="ce6" office:value-type="string" calcext:value-type="string">
            <text:p>https://www.amazon.com/dp/B07CGCPGPT?psc=1&amp;ref=ppx_yo2ov_dt_b_product_details</text:p>
          </table:table-cell>
          <table:table-cell table:style-name="ce8" office:value-type="float" office:value="9" calcext:value-type="float">
            <text:p>$9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4" office:value-type="string" calcext:value-type="string">
            <text:p>Bluetooth Game controller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https://www.amazon.com/dp/B0BNTK5C8B?psc=1&amp;ref=ppx_yo2ov_dt_b_product_details</text:p>
          </table:table-cell>
          <table:table-cell table:style-name="ce8" office:value-type="float" office:value="20" calcext:value-type="float">
            <text:p>$20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4" table:number-columns-repeated="3"/>
          <table:table-cell table:style-name="ce7"/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1" office:value-type="string" calcext:value-type="string">
            <text:p>Large Hardware</text:p>
          </table:table-cell>
          <table:table-cell table:style-name="ce4" table:number-columns-repeated="2"/>
          <table:table-cell table:style-name="ce7"/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3" office:value-type="string" calcext:value-type="string">
            <text:p>1" OD anodized aluminum tubing.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ft</text:p>
          </table:table-cell>
          <table:table-cell table:style-name="ce7"/>
          <table:table-cell table:style-name="ce4" office:value-type="string" calcext:value-type="string">
            <text:p>2x 592</text:p>
          </table:table-cell>
          <table:table-cell table:style-name="ce5" office:value-type="float" office:value="691" calcext:value-type="float">
            <text:p>691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3/4" OD anodized aluminum tubing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ft</text:p>
          </table:table-cell>
          <table:table-cell table:style-name="ce7"/>
          <table:table-cell table:style-name="ce4" office:value-type="string" calcext:value-type="string">
            <text:p>4x 351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290" calcext:value-type="float">
            <text:p>290</text:p>
          </table:table-cell>
          <table:table-cell table:style-name="ce4" office:value-type="string" calcext:value-type="string">
            <text:p>2x 165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20x20x216mm Aluminum Ba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<text:a xlink:href="https://www.amazon.com/dp/B0B4W48X11?ref=ppx_yo2ov_dt_b_product_details&amp;th=1" xlink:type="simple">https://www.amazon.com/dp/B0B4W48X11?ref=ppx_yo2ov_dt_b_product_details&amp;th=1</text:a></text:p>
          </table:table-cell>
          <table:table-cell table:style-name="ce7" office:value-type="float" office:value="9" calcext:value-type="float">
            <text:p>$9.00</text:p>
          </table:table-cell>
          <table:table-cell table:style-name="ce4"/>
          <table:table-cell table:style-name="ce5" table:number-columns-repeated="2"/>
          <table:table-cell table:style-name="ce4" table:number-columns-repeated="20"/>
          <table:table-cell table:number-columns-repeated="997"/>
        </table:table-row>
        <table:table-row table:style-name="ro1">
          <table:table-cell table:style-name="ce3" office:value-type="string" calcext:value-type="string">
            <text:p>Slot channel style t-nuts (their slim and lightweight)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Pre-Assembly-Square-Nuts-Aluminum-Extrusions/dp/B01HKMF2EE?ac_md=3-2-VC1OdXRz-ac_d_hl_hl_rf&amp;content-id=amzn1.sym.3663916c-38f6-4d73-9801-2e9551111db6:amzn1.sym.3663916c-38f6-4d73-9801-2e9551111db6&amp;crid=2X5MPF9B7FUGD&amp;cv_ct_cx=t+nuts&amp;keywords=t+nuts&amp;pd_rd_i=B01HKMF2EE&amp;pd_rd_r=247072d8-121f-4510-a393-8f47c72c2f4b&amp;pd_rd_w=UTmAD&amp;pd_rd_wg=Ltgkd&amp;pf_rd_p=3663916c-38f6-4d73-9801-2e9551111db6&amp;pf_rd_r=10K319STEGC4T9SJEW7K&amp;psc=1&amp;qid=1660340059&amp;sprefix=t+nuts,aps,122&amp;sr=1-3-25fd44b4-555a-4528-b40c-891e95133f20&amp;linkCode=sl1&amp;tag=diw00a-20&amp;linkId=f28a549170805913fb940e77f85fec65&amp;language=en_US&amp;ref_=as_li_ss_tl" xlink:type="simple">https://www.amazon.com/Pre-Assembly-Square-Nuts-Aluminum-Extrusions/dp/B01HKMF2EE?ac_md=3-2-VC1OdXRz-ac_d_hl_hl_rf&amp;content-id=amzn1.sym.3663916c-38f6-4d73-9801-2e9551111db6:amzn1.sym.3663916c-38f6-4d73-9801-2e9551111db6&amp;crid=2X5MPF9B7FUGD&amp;cv_ct_cx=t+nuts&amp;keywords=t+nuts&amp;pd_rd_i=B01HKMF2EE&amp;pd_rd_r=247072d8-121f-4510-a393-8f47c72c2f4b&amp;pd_rd_w=UTmAD&amp;pd_rd_wg=Ltgkd&amp;pf_rd_p=3663916c-38f6-4d73-9801-2e9551111db6&amp;pf_rd_r=10K319STEGC4T9SJEW7K&amp;psc=1&amp;qid=1660340059&amp;sprefix=t+nuts,aps,122&amp;sr=1-3-25fd44b4-555a-4528-b40c-891e95133f20&amp;linkCode=sl1&amp;tag=diw00a-20&amp;linkId=f28a549170805913fb940e77f85fec65&amp;language=en_US&amp;ref_=as_li_ss_tl</text:a></text:p>
          </table:table-cell>
          <table:table-cell table:style-name="ce8" office:value-type="float" office:value="18" calcext:value-type="float">
            <text:p>$18.00</text:p>
          </table:table-cell>
          <table:table-cell table:style-name="ce4"/>
          <table:table-cell table:style-name="ce6" office:value-type="string" calcext:value-type="string">
            <text:p><text:a xlink:href="https://www.aliexpress.us/item/2251832807033341.html?spm=a2g0o.productlist.main.3.6ab87db4iHffu9&amp;algo_pvid=0917e563-0e19-4cc0-b21c-bf52e21bcced&amp;algo_exp_id=0917e563-0e19-4cc0-b21c-bf52e21bcced-1&amp;pdp_npi=4%40dis%21USD%215.31%215.31%21%21%215.31%215.31%21%402103245417146004072692799e31e4%2166908153532%21sea%21US%21874039844%21&amp;curPageLogUid=hwIlqFXOykGl&amp;utparam-url=scene%3Asearch%7Cquery_from%3A" xlink:type="simple">https://www.aliexpress.us/item/2251832807033341.html?spm=a2g0o.productlist.main.3.6ab87db4iHffu9&amp;algo_pvid=0917e563-0e19-4cc0-b21c-bf52e21bcced&amp;algo_exp_id=0917e563-0e19-4cc0-b21c-bf52e21bcced-1&amp;pdp_npi=4%40dis%21USD%215.31%215.31%21%21%215.31%215.31%21%402103245417146004072692799e31e4%2166908153532%21sea%21US%21874039844%21&amp;curPageLogUid=hwIlqFXOykGl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16 Teeth 8mm Bore Motor Metal Gear QTY 2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<text:a xlink:href="https://www.amazon.com/gp/product/B07DZY6263?ie=UTF8&amp;psc=1&amp;linkCode=sl1&amp;tag=diw00a-20&amp;linkId=cd13bfd923a15755524cf264f9e4ad42&amp;language=en_US&amp;ref_=as_li_ss_tl" xlink:type="simple">https://www.amazon.com/gp/product/B07DZY6263?ie=UTF8&amp;psc=1&amp;linkCode=sl1&amp;tag=diw00a-20&amp;linkId=cd13bfd923a15755524cf264f9e4ad42&amp;language=en_US&amp;ref_=as_li_ss_tl</text:a></text:p>
          </table:table-cell>
          <table:table-cell table:style-name="ce8" office:value-type="float" office:value="27" calcext:value-type="float">
            <text:p>$27.00</text:p>
          </table:table-cell>
          <table:table-cell table:style-name="ce6" office:value-type="string" calcext:value-type="string">
            <text:p>https://www.amazon.com/gp/product/B0B9L2XRZB/ref=ppx_yo_dt_b_asin_title_o00_s00?ie=UTF8&amp;psc=1</text:p>
          </table:table-cell>
          <table:table-cell table:style-name="ce6" office:value-type="string" calcext:value-type="string">
            <text:p><text:a xlink:href="https://www.aliexpress.us/item/2251832761359269.html?spm=a2g0o.productlist.main.1.58f42eb8PY1c7D&amp;algo_pvid=9d74102f-a870-4c1f-9f5a-720c934f1e96&amp;algo_exp_id=9d74102f-a870-4c1f-9f5a-720c934f1e96-0&amp;pdp_npi=4%40dis%21USD%217.08%215.66%21%21%217.08%215.66%21%402103085c17145968303511813ea52d%2110000013202257969%21sea%21US%210%21AB&amp;curPageLogUid=b0dyva7xeXrD&amp;utparam-url=scene%3Asearch%7Cquery_from%3A" xlink:type="simple">https://www.aliexpress.us/item/2251832761359269.html?spm=a2g0o.productlist.main.1.58f42eb8PY1c7D&amp;algo_pvid=9d74102f-a870-4c1f-9f5a-720c934f1e96&amp;algo_exp_id=9d74102f-a870-4c1f-9f5a-720c934f1e96-0&amp;pdp_npi=4%40dis%21USD%217.08%215.66%21%21%217.08%215.66%21%402103085c17145968303511813ea52d%2110000013202257969%21sea%21US%210%21AB&amp;curPageLogUid=b0dyva7xeXrD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Speaker Tripod Stand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AmazonBasics-Adjustable-Speaker-Stand-6-6-Foot/dp/B07S62HZR7?crid=2KWPHEVJ7NW4N&amp;keywords=speaker%2Bstand%2Btripod&amp;qid=1660340255&amp;sprefix=speaker%2Bstand%2Btripod%2Caps%2C126&amp;sr=8-3&amp;linkCode=sl1&amp;tag=diw00a-20&amp;linkId=65b166a5f5e6d826253b6768f8fe95cd&amp;language=en_US&amp;ref_=as_li_ss_tl&amp;th=1" xlink:type="simple">https://www.amazon.com/AmazonBasics-Adjustable-Speaker-Stand-6-6-Foot/dp/B07S62HZR7?crid=2KWPHEVJ7NW4N&amp;keywords=speaker%2Bstand%2Btripod&amp;qid=1660340255&amp;sprefix=speaker%2Bstand%2Btripod%2Caps%2C126&amp;sr=8-3&amp;linkCode=sl1&amp;tag=diw00a-20&amp;linkId=65b166a5f5e6d826253b6768f8fe95cd&amp;language=en_US&amp;ref_=as_li_ss_tl&amp;th=1</text:a></text:p>
          </table:table-cell>
          <table:table-cell table:style-name="ce8" office:value-type="float" office:value="30" calcext:value-type="float">
            <text:p>$30.00</text:p>
          </table:table-cell>
          <table:table-cell table:style-name="ce4" table:number-columns-repeated="23"/>
          <table:table-cell table:number-columns-repeated="99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Small Hardware (NOT COMPLETE YET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3x30 socket head cap screws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3 washers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3 nuts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5x30 Flat Head Socket Cap screws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8x35 hex bolt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3x10 screws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4x25 screw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5x35 screws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608zz bearings (8x27x7mm)</text:p>
          </table:table-cell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5x14 flat head screws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6x16 screws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3x8 screws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3x14 screws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8x100 hex head bol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5x40 screw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5 nut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8x80 screw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8x60 screw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4x12 screw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3x4 screw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2x12 screw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2 nuts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4x10 screw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6x8 screw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4x8 screw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4x40 screw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4 nut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3x16 screw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2" table:number-rows-repeated="104852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3">
      <number:text>$</number:text>
      <number:number number:decimal-places="2" number:min-decimal-places="2" number:min-integer-digits="1" number:grouping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0">00/00/0000</text:date>, <text:time style:data-style-name="N2" text:time-value="16:22:53.80017287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4-06-10T16:23:08.186032420</dc:date>
    <meta:editing-duration>PT5H58M16S</meta:editing-duration>
    <meta:editing-cycles>17</meta:editing-cycles>
    <meta:document-statistic meta:table-count="1" meta:cell-count="168" meta:object-count="0"/>
  </office:meta>
</office:document-meta>
</file>